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5in" fo:margin-left="0in" fo:margin-top="0in" fo:margin-bottom="0in" fo:break-before="auto" fo:break-after="auto" table:align="left"/>
    </style:style>
    <style:style style:name="Table15.A" style:family="table-column">
      <style:table-column-properties style:column-width="7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fo:break-before="auto" fo:break-after="auto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style:min-row-height="0.2083in"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7.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style:min-row-height="0.2083in"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7.5in" fo:margin-left="0in" fo:margin-top="0in" fo:margin-bottom="0in" fo:break-before="auto" fo:break-after="auto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2083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7.5in" fo:margin-left="0in" fo:margin-top="0in" fo:margin-bottom="0in" fo:break-before="auto" fo:break-after="auto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2083in"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7.5in" fo:margin-left="0in" fo:margin-top="0in" fo:margin-bottom="0in" fo:break-before="auto" fo:break-after="auto" table:align="left"/>
    </style:style>
    <style:style style:name="Table23.A" style:family="table-column">
      <style:table-column-properties style:column-width="7.5in"/>
    </style:style>
    <style:style style:name="Table23.1" style:family="table-row">
      <style:table-row-properties style:min-row-height="0.2083in"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7.5in" fo:margin-left="0in" fo:margin-top="0in" fo:margin-bottom="0in" fo:break-before="auto" fo:break-after="auto" table:align="left"/>
    </style:style>
    <style:style style:name="Table24.A" style:family="table-column">
      <style:table-column-properties style:column-width="7.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7.5in" fo:margin-left="0in" fo:margin-top="0in" fo:margin-bottom="0in" fo:break-before="auto" fo:break-after="auto" table:align="left"/>
    </style:style>
    <style:style style:name="Table25.A" style:family="table-column">
      <style:table-column-properties style:column-width="7.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7.5in" fo:margin-left="0in" fo:margin-top="0in" fo:margin-bottom="0in" fo:break-before="auto" fo:break-after="auto" table:align="left"/>
    </style:style>
    <style:style style:name="Table26.A" style:family="table-column">
      <style:table-column-properties style:column-width="7.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7.5in" fo:margin-left="0in" fo:margin-top="0in" fo:margin-bottom="0in" fo:break-before="auto" fo:break-after="auto" table:align="left"/>
    </style:style>
    <style:style style:name="Table27.A" style:family="table-column">
      <style:table-column-properties style:column-width="7.5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7.5in" fo:margin-left="0in" fo:margin-top="0in" fo:margin-bottom="0in" fo:break-before="auto" fo:break-after="auto" table:align="left"/>
    </style:style>
    <style:style style:name="Table28.A" style:family="table-column">
      <style:table-column-properties style:column-width="7.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7.5in" fo:margin-left="0in" fo:margin-top="0in" fo:margin-bottom="0in" fo:break-before="auto" fo:break-after="auto" table:align="left"/>
    </style:style>
    <style:style style:name="Table29.A" style:family="table-column">
      <style:table-column-properties style:column-width="7.5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7.5in" fo:margin-left="0in" fo:margin-top="0in" fo:margin-bottom="0in" fo:break-before="auto" fo:break-after="auto" table:align="left"/>
    </style:style>
    <style:style style:name="Table30.A" style:family="table-column">
      <style:table-column-properties style:column-width="7.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7.5in" fo:margin-left="0in" fo:margin-top="0in" fo:margin-bottom="0in" fo:break-before="auto" fo:break-after="auto" table:align="left"/>
    </style:style>
    <style:style style:name="Table31.A" style:family="table-column">
      <style:table-column-properties style:column-width="7.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7.5in" fo:margin-left="0in" fo:margin-top="0in" fo:margin-bottom="0in" fo:break-before="auto" fo:break-after="auto" table:align="left"/>
    </style:style>
    <style:style style:name="Table32.A" style:family="table-column">
      <style:table-column-properties style:column-width="7.5in"/>
    </style:style>
    <style:style style:name="Table32.1" style:family="table-row">
      <style:table-row-properties style:min-row-height="0.2083in"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7.5in" fo:margin-left="0in" fo:margin-top="0in" fo:margin-bottom="0in" fo:break-before="auto" fo:break-after="auto" table:align="left"/>
    </style:style>
    <style:style style:name="Table33.A" style:family="table-column">
      <style:table-column-properties style:column-width="7.5in"/>
    </style:style>
    <style:style style:name="Table33.1" style:family="table-row">
      <style:table-row-properties style:min-row-height="0.2083in"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7.5in" fo:margin-left="0in" fo:margin-top="0in" fo:margin-bottom="0in" fo:break-before="auto" fo:break-after="auto" table:align="left"/>
    </style:style>
    <style:style style:name="Table34.A" style:family="table-column">
      <style:table-column-properties style:column-width="7.5in"/>
    </style:style>
    <style:style style:name="Table34.1" style:family="table-row">
      <style:table-row-properties style:min-row-height="0.2083in"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7.5in" fo:margin-left="0in" fo:margin-top="0in" fo:margin-bottom="0in" fo:break-before="auto" fo:break-after="auto" table:align="left"/>
    </style:style>
    <style:style style:name="Table35.A" style:family="table-column">
      <style:table-column-properties style:column-width="7.5in"/>
    </style:style>
    <style:style style:name="Table35.1" style:family="table-row">
      <style:table-row-properties style:min-row-height="0.2083in"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7.5in" fo:margin-left="0in" fo:margin-top="0in" fo:margin-bottom="0in" fo:break-before="auto" fo:break-after="auto" table:align="left"/>
    </style:style>
    <style:style style:name="Table36.A" style:family="table-column">
      <style:table-column-properties style:column-width="7.5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7.5in" fo:margin-left="0in" fo:margin-top="0in" fo:margin-bottom="0in" fo:break-before="auto" fo:break-after="auto" table:align="left"/>
    </style:style>
    <style:style style:name="Table37.A" style:family="table-column">
      <style:table-column-properties style:column-width="7.5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7.5in" fo:margin-left="0in" fo:margin-top="0in" fo:margin-bottom="0in" fo:break-before="auto" fo:break-after="auto" table:align="left"/>
    </style:style>
    <style:style style:name="Table38.A" style:family="table-column">
      <style:table-column-properties style:column-width="7.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7.5in" fo:margin-left="0in" fo:margin-top="0in" fo:margin-bottom="0in" fo:break-before="auto" fo:break-after="auto" table:align="left"/>
    </style:style>
    <style:style style:name="Table39.A" style:family="table-column">
      <style:table-column-properties style:column-width="7.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7.5in" fo:margin-left="0in" fo:margin-top="0in" fo:margin-bottom="0in" fo:break-before="auto" fo:break-after="auto" table:align="left"/>
    </style:style>
    <style:style style:name="Table40.A" style:family="table-column">
      <style:table-column-properties style:column-width="7.5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1" style:family="table">
      <style:table-properties style:width="7.5in" fo:margin-left="0in" fo:margin-top="0in" fo:margin-bottom="0in" fo:break-before="auto" fo:break-after="auto" table:align="left"/>
    </style:style>
    <style:style style:name="Table41.A" style:family="table-column">
      <style:table-column-properties style:column-width="7.5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2" style:family="table">
      <style:table-properties style:width="7.5in" fo:margin-left="0in" fo:margin-top="0in" fo:margin-bottom="0in" fo:break-before="auto" fo:break-after="auto" table:align="left"/>
    </style:style>
    <style:style style:name="Table42.A" style:family="table-column">
      <style:table-column-properties style:column-width="7.5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3" style:family="table">
      <style:table-properties style:width="7.5in" fo:margin-left="0in" fo:margin-top="0in" fo:margin-bottom="0in" fo:break-before="auto" fo:break-after="auto" table:align="left"/>
    </style:style>
    <style:style style:name="Table43.A" style:family="table-column">
      <style:table-column-properties style:column-width="7.5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4" style:family="table">
      <style:table-properties style:width="7.5in" fo:margin-left="0in" fo:margin-top="0in" fo:margin-bottom="0in" fo:break-before="auto" fo:break-after="auto" table:align="left"/>
    </style:style>
    <style:style style:name="Table44.A" style:family="table-column">
      <style:table-column-properties style:column-width="7.5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5" style:family="table">
      <style:table-properties style:width="7.5in" fo:margin-left="0in" fo:margin-top="0in" fo:margin-bottom="0in" fo:break-before="auto" fo:break-after="auto" table:align="left"/>
    </style:style>
    <style:style style:name="Table45.A" style:family="table-column">
      <style:table-column-properties style:column-width="7.5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6" style:family="table">
      <style:table-properties style:width="7.5in" fo:margin-left="0in" fo:margin-top="0in" fo:margin-bottom="0in" fo:break-before="auto" fo:break-after="auto" table:align="left"/>
    </style:style>
    <style:style style:name="Table46.A" style:family="table-column">
      <style:table-column-properties style:column-width="7.5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7" style:family="table">
      <style:table-properties style:width="7.5in" fo:margin-left="0in" fo:margin-top="0in" fo:margin-bottom="0in" fo:break-before="auto" fo:break-after="auto" table:align="left"/>
    </style:style>
    <style:style style:name="Table47.A" style:family="table-column">
      <style:table-column-properties style:column-width="7.5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8" style:family="table">
      <style:table-properties style:width="7.5in" fo:margin-left="0in" fo:margin-top="0in" fo:margin-bottom="0in" fo:break-before="auto" fo:break-after="auto" table:align="left"/>
    </style:style>
    <style:style style:name="Table48.A" style:family="table-column">
      <style:table-column-properties style:column-width="7.5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9" style:family="table">
      <style:table-properties style:width="7.5in" fo:margin-left="0in" fo:margin-top="0in" fo:margin-bottom="0in" fo:break-before="auto" fo:break-after="auto" table:align="left"/>
    </style:style>
    <style:style style:name="Table49.A" style:family="table-column">
      <style:table-column-properties style:column-width="7.5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0" style:family="table">
      <style:table-properties style:width="7.5in" fo:margin-left="0in" fo:margin-top="0in" fo:margin-bottom="0in" fo:break-before="auto" fo:break-after="auto" table:align="left"/>
    </style:style>
    <style:style style:name="Table50.A" style:family="table-column">
      <style:table-column-properties style:column-width="7.5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1" style:family="table">
      <style:table-properties style:width="7.5in" fo:margin-left="0in" fo:margin-top="0in" fo:margin-bottom="0in" fo:break-before="auto" fo:break-after="auto" table:align="left"/>
    </style:style>
    <style:style style:name="Table51.A" style:family="table-column">
      <style:table-column-properties style:column-width="7.5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2" style:family="table">
      <style:table-properties style:width="7.5in" fo:margin-left="0in" fo:margin-top="0in" fo:margin-bottom="0in" fo:break-before="auto" fo:break-after="auto" table:align="left"/>
    </style:style>
    <style:style style:name="Table52.A" style:family="table-column">
      <style:table-column-properties style:column-width="7.5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3" style:family="table">
      <style:table-properties style:width="7.5in" fo:margin-left="0in" fo:margin-top="0in" fo:margin-bottom="0in" fo:break-before="auto" fo:break-after="auto" table:align="left"/>
    </style:style>
    <style:style style:name="Table53.A" style:family="table-column">
      <style:table-column-properties style:column-width="7.5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4" style:family="table">
      <style:table-properties style:width="7.5in" fo:margin-left="0in" fo:margin-top="0in" fo:margin-bottom="0in" fo:break-before="auto" fo:break-after="auto" table:align="left"/>
    </style:style>
    <style:style style:name="Table54.A" style:family="table-column">
      <style:table-column-properties style:column-width="7.5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5" style:family="table">
      <style:table-properties style:width="7.5in" fo:margin-left="0in" fo:margin-top="0in" fo:margin-bottom="0in" fo:break-before="auto" fo:break-after="auto" table:align="left"/>
    </style:style>
    <style:style style:name="Table55.A" style:family="table-column">
      <style:table-column-properties style:column-width="7.5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6" style:family="table">
      <style:table-properties style:width="7.5in" fo:margin-left="0in" fo:margin-top="0in" fo:margin-bottom="0in" fo:break-before="auto" fo:break-after="auto" table:align="left"/>
    </style:style>
    <style:style style:name="Table56.A" style:family="table-column">
      <style:table-column-properties style:column-width="7.5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7" style:family="table">
      <style:table-properties style:width="7.5in" fo:margin-left="0in" fo:margin-top="0in" fo:margin-bottom="0in" fo:break-before="auto" fo:break-after="auto" table:align="left"/>
    </style:style>
    <style:style style:name="Table57.A" style:family="table-column">
      <style:table-column-properties style:column-width="7.5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8" style:family="table">
      <style:table-properties style:width="7.5in" fo:margin-left="0in" fo:margin-top="0in" fo:margin-bottom="0in" fo:break-before="auto" fo:break-after="auto" table:align="left"/>
    </style:style>
    <style:style style:name="Table58.A" style:family="table-column">
      <style:table-column-properties style:column-width="7.5in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0" style:family="paragraph" style:parent-style-name="Standard" style:list-style-name="WWNum2">
      <style:paragraph-properties fo:margin-left="0.5in" fo:margin-right="0.0626in" fo:text-indent="-0.25in" style:auto-text-indent="false" fo:break-before="auto" fo:break-after="auto"/>
    </style:style>
    <style:style style:name="P11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2" style:family="paragraph" style:parent-style-name="Standard" style:list-style-name="WWNum5">
      <style:paragraph-properties fo:margin-left="0.5in" fo:margin-right="0.0626in" fo:text-indent="-0.25in" style:auto-text-indent="false" fo:break-before="auto" fo:break-after="auto"/>
    </style:style>
    <style:style style:name="P13" style:family="paragraph" style:parent-style-name="Standard" style:list-style-name="WWNum4">
      <style:paragraph-properties fo:margin-left="0.5in" fo:margin-right="0.0626in" fo:text-indent="-0.25in" style:auto-text-indent="false" fo:break-before="auto" fo:break-after="auto"/>
    </style:style>
    <style:style style:name="P14" style:family="paragraph" style:parent-style-name="Standard" style:list-style-name="WWNum3">
      <style:paragraph-properties fo:margin-left="0.5in" fo:margin-right="0.0626in" fo:text-indent="-0.25in" style:auto-text-indent="false" fo:break-before="auto" fo:break-after="auto"/>
    </style:style>
    <style:style style:name="P15" style:family="paragraph" style:parent-style-name="Standard" style:list-style-name="WWNum6">
      <style:paragraph-properties fo:margin-left="0.5in" fo:margin-right="0.0626in" fo:text-indent="-0.25in" style:auto-text-indent="false" fo:break-before="auto" fo:break-after="auto"/>
    </style:style>
    <style:style style:name="P16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7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8" style:family="paragraph" style:parent-style-name="Standard">
      <style:paragraph-properties fo:margin-left="0in" fo:margin-right="0.0626in" fo:text-indent="0in" style:auto-text-indent="false" fo:break-before="auto" fo:break-after="auto"/>
    </style:style>
    <style:style style:name="P19" style:family="paragraph" style:parent-style-name="Standard">
      <style:paragraph-properties fo:margin-left="0in" fo:margin-right="0.0626in" fo:text-indent="0in" style:auto-text-indent="false" fo:break-before="auto" fo:break-after="auto"/>
      <style:text-properties fo:color="#666666" style:font-name="Calibri" fo:font-size="11pt" style:font-name-asian="Calibri1" style:font-size-asian="11pt" style:font-name-complex="Calibri1" style:font-size-complex="11pt"/>
    </style:style>
    <style:style style:name="P20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 fo:break-before="auto" fo:break-after="auto"/>
      <style:text-properties style:font-name="Arial" fo:font-size="11pt" style:font-name-asian="Arial1" style:font-size-asian="11pt" style:font-name-complex="Arial1" style:font-size-complex="11pt"/>
    </style:style>
    <style:style style:name="P2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333333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11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2" style:family="text">
      <style:text-properties style:font-name="Calibri" style:font-name-asian="Calibri1" style:font-name-complex="Calibri1"/>
    </style:style>
    <style:style style:name="T13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4" style:family="text">
      <style:text-properties fo:color="#666666" style:font-name="Calibri" fo:font-size="11pt" style:text-underline-style="none" style:font-name-asian="Calibri1" style:font-size-asian="11pt" style:font-name-complex="Calibri1" style:font-size-complex="11pt"/>
    </style:style>
    <style:style style:name="T15" style:family="text">
      <style:text-properties fo:color="#666666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/>
    </style:style>
    <style:style style:name="T16" style:family="text">
      <style:text-properties fo:color="#666666" style:font-name="Consolas" style:font-name-asian="Consolas1" style:font-name-complex="Consolas1"/>
    </style:style>
    <style:style style:name="T17" style:family="text">
      <style:text-properties style:font-name="Arial" fo:font-size="11pt" style:font-name-asian="Arial1" style:font-size-asian="11pt" style:font-name-complex="Arial1" style:font-size-complex="11pt"/>
    </style:style>
    <style:style style:name="T18" style:family="text">
      <style:text-properties style:font-name="Arial" fo:font-size="8pt" style:font-name-asian="Arial1" style:font-size-asian="8pt" style:font-name-complex="Arial1" style:font-size-complex="8pt"/>
    </style:style>
    <style:style style:name="T19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0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1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2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3" style:family="text">
      <style:text-properties fo:color="#999999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3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Run</text:span></text:p>
      <text:p text:style-name="P1"><draw:rect text:anchor-type="as-char" style:rel-width="100%" draw:z-index="3" draw:style-name="gr1" draw:text-style-name="P22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ocker run -it --name=cont1 ubuntu /bin/bash</text:span></text:p>
          </table:table-cell>
        </table:table-row>
      </table:table>
      <text:list xml:id="list3608284991" text:style-name="WWNum2">
        <text:list-item>
          <text:p text:style-name="P10"><text:span text:style-name="T13">Crea un contenedor con la imagen “ubuntu” (al no especificar, toma versión “latest”), le establece un nombre “cont1” y lanza en modo interactivo una shell “bash”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9">docker run -d -p 1200:80 nginx</text:span></text:p>
          </table:table-cell>
        </table:table-row>
      </table:table>
      <text:list xml:id="list123723124327644" text:continue-numbering="true" text:style-name="WWNum2">
        <text:list-item>
          <text:p text:style-name="P10"><text:span text:style-name="T13">Crea un contenedor con la versión “latest” de la imagen “nginx” y lo lanza en “background”, exponiendo el puerto 80 del contenedor en el puerto 1200 de la máquina anfitrión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9">docker run -it -e MENSAJE=HOLA ubuntu:14.04 bash</text:span></text:p>
          </table:table-cell>
        </table:table-row>
      </table:table>
      <text:list xml:id="list123721999044376" text:continue-numbering="true" text:style-name="WWNum2">
        <text:list-item>
          <text:p text:style-name="P10"><text:span text:style-name="T13">Crea un contenedor con la imagen “ubuntu”, versión “14.04” y establece la variable de entorno “MENSAJE”.</text:span></text:p>
        </text:list-item>
      </text:list>
      <text:p text:style-name="P17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ps</text:span><draw:rect text:anchor-type="as-char" style:rel-width="100%" draw:z-index="4" draw:style-name="gr1" draw:text-style-name="P22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docker ps</text:span></text:p>
          </table:table-cell>
        </table:table-row>
      </table:table>
      <text:list xml:id="list123721974539035" text:continue-numbering="true" text:style-name="WWNum2">
        <text:list-item>
          <text:p text:style-name="P10"><text:span text:style-name="T13">Muestra información de los contenedores en ejecución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docker ps -a</text:span></text:p>
          </table:table-cell>
        </table:table-row>
      </table:table>
      <text:list xml:id="list123722233816924" text:continue-numbering="true" text:style-name="WWNum2">
        <text:list-item>
          <text:p text:style-name="P10"><text:span text:style-name="T13">Muestra información de todos los contenedores, tanto parados como en ejecución.</text:span></text:p>
        </text:list-item>
      </text:list>
      <text:p text:style-name="P17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Start/Stop/Restart</text:span></text:p>
      <text:p text:style-name="P16"><draw:rect text:anchor-type="as-char" style:rel-width="100%" draw:z-index="5" draw:style-name="gr1" draw:text-style-name="P22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docker start micontenedor</text:span></text:p>
          </table:table-cell>
        </table:table-row>
      </table:table>
      <text:list xml:id="list123723760449910" text:continue-numbering="true" text:style-name="WWNum2">
        <text:list-item>
          <text:p text:style-name="P10"><text:span text:style-name="T13">Arranca el contenedor con nombre “mi contenedor”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docker start -ai micontenedor</text:span></text:p>
          </table:table-cell>
        </table:table-row>
      </table:table>
      <text:list xml:id="list123722164339819" text:continue-numbering="true" text:style-name="WWNum2">
        <text:list-item>
          <text:p text:style-name="P10"><text:span text:style-name="T13">Arranca el contenedor con nombre “mi contenedor”, enlazando el comando ejecutado al arranque a la entrada y salida estándar de la terminal del anfitrión.</text:span></text:p>
        </text:list-item>
      </text:list>
      <text:p text:style-name="P17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Exec</text:span></text:p>
      <text:p text:style-name="P16"><draw:rect text:anchor-type="as-char" style:rel-width="100%" draw:z-index="6" draw:style-name="gr1" draw:text-style-name="P22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docker exec -it -e FICHERO=prueba cont bash</text:span></text:p>
          </table:table-cell>
        </table:table-row>
      </table:table>
      <text:list xml:id="list123721929633921" text:continue-numbering="true" text:style-name="WWNum2">
        <text:list-item>
          <text:p text:style-name="P10"><text:span text:style-name="T13">Lanza en el contenedor “cont” (que debe estar arrancado) el comando “bash”, estableciendo la variable de entorno “FICHERO” y enlazando la ejecución de forma interactiva a la entrada y salida estándar del anfitrión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docker exec -d cont touch /tmp/prueba</text:span></text:p>
          </table:table-cell>
        </table:table-row>
      </table:table>
      <text:list xml:id="list123723273721677" text:continue-numbering="true" text:style-name="WWNum2">
        <text:list-item>
          <text:p text:style-name="P10"><text:span text:style-name="T13">Lanza en el contenedor “cont” (que debe estar arrancado) el comando “touch /tmp/prueba”. Este comando se ejecuta en segundo plano, generando el fichero “/tmp/prueba”.</text:span></text:p>
        </text:list-item>
      </text:list>
      <text:p text:style-name="P19"/>
      <text:p text:style-name="P19"/>
      <text:p text:style-name="P17"><draw:frame draw:style-name="fr1" draw:name="Image4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attach</text:span></text:p>
      <text:p text:style-name="P16"><draw:rect text:anchor-type="as-char" style:rel-width="100%" draw:z-index="7" draw:style-name="gr1" draw:text-style-name="P22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docker attach idcontainer</text:span></text:p>
          </table:table-cell>
        </table:table-row>
      </table:table>
      <text:list xml:id="list123722493875575" text:continue-numbering="true" text:style-name="WWNum2">
        <text:list-item>
          <text:p text:style-name="P10"><text:span text:style-name="T13">Enlaza nuestra terminal la entrada/salida de nuestra al proceso en segundo plano del contenedor “idcontainer”.</text:span></text:p>
        </text:list-item>
      </text:list>
      <text:p text:style-name="P17"><draw:frame draw:style-name="fr1" draw:name="Image5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logs</text:span></text:p>
      <text:p text:style-name="P16"><draw:rect text:anchor-type="as-char" style:rel-width="100%" draw:z-index="8" draw:style-name="gr1" draw:text-style-name="P22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docker logs -n 10 idcontainer</text:span></text:p>
          </table:table-cell>
        </table:table-row>
      </table:table>
      <text:list xml:id="list123723799715331" text:continue-numbering="true" text:style-name="WWNum2">
        <text:list-item>
          <text:p text:style-name="P10"><text:span text:style-name="T13">Muestra las 10 últimas líneas de la salida estandar producida por el proceso en ejecución en el contendor.</text:span></text:p>
        </text:list-item>
      </text:list>
      <text:p text:style-name="P17"><draw:frame draw:style-name="fr1" draw:name="Image6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cp</text:span></text:p>
      <text:p text:style-name="P16"><draw:rect text:anchor-type="as-char" style:rel-width="100%" draw:z-index="9" draw:style-name="gr1" draw:text-style-name="P22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9">docker cp idcontainer:/tmp/prueba ./</text:span></text:p>
          </table:table-cell>
        </table:table-row>
      </table:table>
      <text:list xml:id="list123722042356653" text:continue-numbering="true" text:style-name="WWNum2">
        <text:list-item>
          <text:p text:style-name="P10"><text:span text:style-name="T13">Copia el fichero “/tmp/prueba” del contenedor “idcontainer” al directorio actual del anfitrión.</text:span>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docker cp ./miFichero idcontainer:/tmp</text:span></text:p>
          </table:table-cell>
        </table:table-row>
      </table:table>
      <text:list xml:id="list123722332376250" text:continue-numbering="true" text:style-name="WWNum2">
        <text:list-item>
          <text:p text:style-name="P10"><text:span text:style-name="T13">Copia el fichero “miFichero” del directorio actual del anfitrión a la carpeta “/tmp” del contenedor.</text:span></text:p>
        </text:list-item>
      </text:list>
      <text:p text:style-name="P17"><draw:frame draw:style-name="fr1" draw:name="image7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imágenes</text:span></text:p>
      <text:p text:style-name="P16"><draw:rect text:anchor-type="as-char" style:rel-width="100%" draw:z-index="10" draw:style-name="gr1" draw:text-style-name="P22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docker images</text:span></text:p>
          </table:table-cell>
        </table:table-row>
      </table:table>
      <text:list xml:id="list3171978873" text:style-name="WWNum1">
        <text:list-item>
          <text:p text:style-name="P11"><text:span text:style-name="T13">Información de imágenes locales disponibles.</text:span></text:p>
        </text:list-item>
      </text:list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9">docker search ubuntu</text:span></text:p>
          </table:table-cell>
        </table:table-row>
      </table:table>
      <text:list xml:id="list123723632112256" text:continue-numbering="true" text:style-name="WWNum1">
        <text:list-item>
          <text:p text:style-name="P11"><text:span text:style-name="T13">Busca la imagen “ubuntu” en el repositorio remoto (por defecto Docker Hub).</text:span></text:p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<text:span text:style-name="T9">docker pull alpine</text:span></text:p>
          </table:table-cell>
        </table:table-row>
      </table:table>
      <text:list xml:id="list123723756185352" text:continue-numbering="true" text:style-name="WWNum1">
        <text:list-item>
          <text:p text:style-name="P11"><text:span text:style-name="T13">Descarga localmente imagen “alpine”.</text:span></text:p>
        </text:list-item>
      </text:list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<text:span text:style-name="T9">docker history alpine</text:span></text:p>
          </table:table-cell>
        </table:table-row>
      </table:table>
      <text:list xml:id="list123723650299594" text:continue-numbering="true" text:style-name="WWNum1">
        <text:list-item>
          <text:p text:style-name="P11"><text:span text:style-name="T13">Muestra la historia de creación de la imagen “alpine”.</text:span></text:p>
        </text:list-item>
      </text:list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9">docker rmi ubuntu:14.04</text:span></text:p>
          </table:table-cell>
        </table:table-row>
      </table:table>
      <text:list xml:id="list123724048894331" text:continue-numbering="true" text:style-name="WWNum1">
        <text:list-item>
          <text:p text:style-name="P11"><text:span text:style-name="T13">Elimina localmente la imagen “ubuntu” con tag “14.04”.</text:span></text:p>
        </text:list-item>
      </text:list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7"><text:span text:style-name="T9">docker rmi $(docker images -q)</text:span></text:p>
          </table:table-cell>
        </table:table-row>
      </table:table>
      <text:list xml:id="list123722416091235" text:continue-numbering="true" text:style-name="WWNum1">
        <text:list-item>
          <text:p text:style-name="P11"><text:span text:style-name="T13">Borra toda imagen local que no esté siendo usada por un contenedor.</text:span></text:p>
        </text:list-item>
      </text:list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"><text:span text:style-name="T9">docker rm IDCONTENEDOR</text:span></text:p>
          </table:table-cell>
        </table:table-row>
      </table:table>
      <text:list xml:id="list123722044492730" text:continue-numbering="true" text:style-name="WWNum1">
        <text:list-item>
          <text:p text:style-name="P11"><text:span text:style-name="T13">Borra un contenedor con IDCONTENEDOR.</text:span></text:p>
        </text:list-item>
      </text:list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"><text:span text:style-name="T9">docker stop $(docker ps -a -q)</text:span></text:p>
          </table:table-cell>
        </table:table-row>
      </table:table>
      <text:list xml:id="list123723383553607" text:continue-numbering="true" text:style-name="WWNum1">
        <text:list-item>
          <text:p text:style-name="P11"><text:span text:style-name="T13">Para todos los contenedores del sistema.</text:span></text:p>
        </text:list-item>
      </text:list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"><text:span text:style-name="T9">docker rm $(docker ps -a -q)</text:span></text:p>
          </table:table-cell>
        </table:table-row>
      </table:table>
      <text:list xml:id="list123723782494977" text:continue-numbering="true" text:style-name="WWNum1">
        <text:list-item>
          <text:p text:style-name="P11"><text:span text:style-name="T13">Borra todos los contenedores parados del sistema.</text:span></text:p>
        </text:list-item>
      </text:list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"><text:span text:style-name="T9">docker system prune -a</text:span></text:p>
          </table:table-cell>
        </table:table-row>
      </table:table>
      <text:list xml:id="list123723430300047" text:continue-numbering="true" text:style-name="WWNum1">
        <text:list-item>
          <text:p text:style-name="P11"><text:span text:style-name="T13">Borra todas las imágenes y contenedores parados del sistema.</text:span></text:p>
        </text:list-item>
      </text:list>
      <text:p text:style-name="P17"><draw:frame draw:style-name="fr1" draw:name="Image7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Creación de imágenes a partir de contenedores</text:span></text:p>
      <text:p text:style-name="P16"><draw:rect text:anchor-type="as-char" style:rel-width="100%" draw:z-index="11" draw:style-name="gr1" draw:text-style-name="P22" svg:width="0.0012in" svg:height="0.0213in"><text:p/></draw:rect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7"><text:span text:style-name="T9">docker commit -m “comentario” IDCONTENEDOR usuario/imagen:version</text:span></text:p>
          </table:table-cell>
        </table:table-row>
      </table:table>
      <text:list xml:id="list123723674978295" text:continue-numbering="true" text:style-name="WWNum1">
        <text:list-item>
          <text:p text:style-name="P11"><text:span text:style-name="T13">Hace commit de un contenedor existente a una imagen local.</text:span></text:p>
        </text:list-item>
      </text:list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7"><text:span text:style-name="T9">docker save -o copiaSeguridad.tar imagenA </text:span></text:p>
          </table:table-cell>
        </table:table-row>
      </table:table>
      <text:list xml:id="list123723044783954" text:continue-numbering="true" text:style-name="WWNum1">
        <text:list-item>
          <text:p text:style-name="P11"><text:span text:style-name="T13">Guarda una copia de seguridad de una imagen en fichero “.tar”.</text:span></text:p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7"><text:span text:style-name="T9">docker load -i copiaSeguridad.tar </text:span></text:p>
          </table:table-cell>
        </table:table-row>
      </table:table>
      <text:list xml:id="list123723752605338" text:continue-numbering="true" text:style-name="WWNum1">
        <text:list-item>
          <text:p text:style-name="P11"><text:span text:style-name="T13">Restaura una copia de seguridad de una imagen en fichero “.tar”.</text:span></text:p>
        </text:list-item>
      </text:list>
      <text:p text:style-name="P18"><draw:frame draw:style-name="fr1" draw:name="Image8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Hub</text:span></text:p>
      <text:p text:style-name="P16"><draw:rect text:anchor-type="as-char" style:rel-width="100%" draw:z-index="12" draw:style-name="gr1" draw:text-style-name="P22" svg:width="0.0012in" svg:height="0.0213in"><text:p/></draw:rect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7"><text:span text:style-name="T9">docker login</text:span></text:p>
          </table:table-cell>
        </table:table-row>
      </table:table>
      <text:list xml:id="list123723302199639" text:continue-numbering="true" text:style-name="WWNum1">
        <text:list-item>
          <text:p text:style-name="P11"><text:span text:style-name="T13">Permite introducir credenciales del registro (por defecto “Docker Hub”).</text:span></text:p>
        </text:list-item>
      </text:list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7"><text:span text:style-name="T9">docker push usuario/imagen:version</text:span></text:p>
          </table:table-cell>
        </table:table-row>
      </table:table>
      <text:list xml:id="list123723081405380" text:continue-numbering="true" text:style-name="WWNum1">
        <text:list-item>
          <text:p text:style-name="P11"><text:span text:style-name="T13">Permite subir al repositorio una imagen mediante “push”.</text:span></text:p>
        </text:list-item>
      </text:list>
      <text:p text:style-name="P17"><draw:frame draw:style-name="fr1" draw:name="Image9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de Dockerfile</text:span></text:p>
      <text:p text:style-name="P16"><draw:rect text:anchor-type="as-char" style:rel-width="100%" draw:z-index="13" draw:style-name="gr1" draw:text-style-name="P22" svg:width="0.0012in" svg:height="0.0213in"><text:p/></draw:rect>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7"><text:span text:style-name="T10">FROM</text:span><text:span text:style-name="T11"> alpine<text:line-break/></text:span><text:span text:style-name="T10">LABEL </text:span><text:span text:style-name="T11">maintainer="email@gmail.com"<text:line-break/></text:span><text:span text:style-name="T19">#Actualizamos e instalamos paquetes con APK para Alpine</text:span><text:span text:style-name="T11"><text:line-break/></text:span><text:span text:style-name="T10">RUN</text:span><text:span text:style-name="T11"> apk update &amp;&amp; apk add apache2 php php-apache2 openrc tar<text:line-break/></text:span><text:span text:style-name="T19">#Copiamos script para lanzar Apache 2</text:span><text:span text:style-name="T11"><text:line-break/></text:span><text:span text:style-name="T10">ADD</text:span><text:span text:style-name="T11"> ./start.sh /start.sh<text:line-break/></text:span><text:span text:style-name="T19">#Descargamos un ejemplo de &lt;?php phpinfo(); ?&gt; por enseñar como bajar algo de Internet</text:span><text:span text:style-name="T11"><text:line-break/></text:span><text:span text:style-name="T19">#Podría haber sido simplemente</text:span><text:span text:style-name="T11"><text:line-break/></text:span><text:span text:style-name="T19">#RUN echo "&lt;?php phpinfo(); ?&gt;" &gt; <text:s/>/var/www/localhost/htdocs/index.php</text:span><text:span text:style-name="T11"><text:line-break/></text:span><text:span text:style-name="T10">ADD</text:span><text:span text:style-name="T11"> https://gist.githubusercontent.com/SyntaxC4/5648247/raw/94277156638f9c309f2e36e19bff378ba7364907/info.php /var/www/localhost/htdocs/index.php<text:line-break/></text:span><text:span text:style-name="T19"># Si quisiéramos algo como Wordpress haríamos</text:span><text:span text:style-name="T11"><text:line-break/></text:span><text:span text:style-name="T19">#ADD http://wordpress.org/latest.tar.gz /var/www/localhost/htdocs/wordpress.tar.gz</text:span><text:span text:style-name="T11"><text:line-break/></text:span><text:span text:style-name="T19">#RUN tar xvzf /var/www/localhost/htdocs/wordpress.tar.gz &amp;&amp; rm -rf /var/www/localhost/htdocs/wordpress.tar.gz</text:span><text:span text:style-name="T11"><text:line-break/><text:line-break/></text:span><text:span text:style-name="T19"># Usamos usuario y grupo www-data. El grupo lo crea Apache, pero si quisiéramos crear grupo</text:span><text:span text:style-name="T11"><text:line-break/></text:span><text:span text:style-name="T19"># Grupo www-data RUN set -x &amp;&amp; addgroup -g 82 -S www-data</text:span><text:span text:style-name="T11"><text:line-break/></text:span><text:span text:style-name="T19"># Creamos usuario www-data y lo añadimos a ese grupo</text:span><text:span text:style-name="T11"><text:line-break/></text:span><text:span text:style-name="T10">RUN</text:span><text:span text:style-name="T11"> adduser -u 82 -D -S -G www-data www-data<text:line-break/></text:span><text:span text:style-name="T19"># Hacemos todos los ficheros de /var/www propiedad de www-data</text:span><text:span text:style-name="T11"><text:line-break/></text:span><text:span text:style-name="T19"># Y damos permisos a esos ficheros y a start.sh</text:span><text:span text:style-name="T11"><text:line-break/></text:span><text:span text:style-name="T10">RUN</text:span><text:span text:style-name="T11"> chown -R www-data:www-data /var/www/ &amp;&amp; chmod -R 775 /var/www/ &amp;&amp; chmod 755 /start.sh<text:line-break/></text:span><text:span text:style-name="T19">#Indicamos puerto a exponer (para otros contenedores) 80</text:span><text:span text:style-name="T11"><text:line-break/></text:span><text:span text:style-name="T10">EXPOSE</text:span><text:span text:style-name="T11"> </text:span><text:span text:style-name="T20">80</text:span><text:span text:style-name="T11"><text:line-break/></text:span><text:span text:style-name="T19">#Comando lanzado por defecto al instalar el contendor</text:span><text:span text:style-name="T11"><text:line-break/></text:span><text:span text:style-name="T10">CMD</text:span><text:span text:style-name="T11"> /start.sh</text:span></text:p>
          </table:table-cell>
        </table:table-row>
      </table:table>
      <text:list xml:id="list123722954152645" text:continue-numbering="true" text:style-name="WWNum1">
        <text:list-item>
          <text:p text:style-name="P11"><text:span text:style-name="T13">Ejemplo de fichero “Dockerfile”.</text:span></text:p>
        </text:list-item>
      </text:list>
      <text:p text:style-name="P17"><draw:frame draw:style-name="fr1" draw:name="image1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redes</text:span></text:p>
      <text:p text:style-name="P16"><draw:rect text:anchor-type="as-char" style:rel-width="100%" draw:z-index="14" draw:style-name="gr1" draw:text-style-name="P22" svg:width="0.0012in" svg:height="0.0213in"><text:p/></draw:rect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7"><text:span text:style-name="T9">docker network create redtest</text:span></text:p>
          </table:table-cell>
        </table:table-row>
      </table:table>
      <text:list xml:id="list4002657241" text:style-name="WWNum5">
        <text:list-item>
          <text:p text:style-name="P12"><text:span text:style-name="T13">Creamos la red “redtest”</text:span></text:p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7"><text:span text:style-name="T9">docker network ls</text:span></text:p>
          </table:table-cell>
        </table:table-row>
      </table:table>
      <text:list xml:id="list123723553781633" text:continue-numbering="true" text:style-name="WWNum5">
        <text:list-item>
          <text:p text:style-name="P12"><text:span text:style-name="T13">Nos permite ver el listado de redes existentes.</text:span></text:p>
        </text:list-item>
      </text:list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7"><text:span text:style-name="T9">docker network rm redtest</text:span></text:p>
          </table:table-cell>
        </table:table-row>
      </table:table>
      <text:list xml:id="list123724058765341" text:continue-numbering="true" text:style-name="WWNum5">
        <text:list-item>
          <text:p text:style-name="P12"><text:span text:style-name="T13">Borramos la red “redtest”.</text:span></text:p>
        </text:list-item>
      </text:list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7"><text:span text:style-name="T9">docker run -it --network redtest ubuntu /bin/bash</text:span></text:p>
          </table:table-cell>
        </table:table-row>
      </table:table>
      <text:list xml:id="list123723911403633" text:continue-numbering="true" text:style-name="WWNum5">
        <text:list-item>
          <text:p text:style-name="P12"><text:span text:style-name="T13">Conectamos el contenedor que creamos a la red “redtest”.</text:span></text:p>
        </text:list-item>
      </text:list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7"><text:span text:style-name="T9">docker network connect IDRED IDCONTENEDOR</text:span></text:p>
          </table:table-cell>
        </table:table-row>
      </table:table>
      <text:list xml:id="list123722946369943" text:continue-numbering="true" text:style-name="WWNum5">
        <text:list-item>
          <text:p text:style-name="P12"><text:span text:style-name="T13">Conectamos un contenedor a una red.</text:span></text:p>
        </text:list-item>
      </text:list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7"><text:span text:style-name="T9">docker network disconnect IDRED IDCONTENEDOR</text:span></text:p>
          </table:table-cell>
        </table:table-row>
      </table:table>
      <text:list xml:id="list123724016581567" text:continue-numbering="true" text:style-name="WWNum5">
        <text:list-item>
          <text:p text:style-name="P12"><text:span text:style-name="T13">Desconectamos un contenedor de una red</text:span></text:p>
        </text:list-item>
      </text:list>
      <text:p text:style-name="P17"><draw:frame draw:style-name="fr1" draw:name="Image10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Volúmenes</text:span></text:p>
      <text:p text:style-name="P16"><draw:rect text:anchor-type="as-char" style:rel-width="100%" draw:z-index="15" draw:style-name="gr1" draw:text-style-name="P22" svg:width="0.0012in" svg:height="0.0213in"><text:p/></draw:rect>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7"><text:span text:style-name="T9">docker run -d -it --name appcontainer <text:s text:c="2"/>-v /home/sergi/target:/app nginx:latest</text:span></text:p>
          </table:table-cell>
        </table:table-row>
      </table:table>
      <text:list xml:id="list123722876206851" text:continue-numbering="true" text:style-name="WWNum5">
        <text:list-item>
          <text:p text:style-name="P12"><text:span text:style-name="T13">Creamos un contenedor y asignamos un volumen con “binding mount”.</text:span></text:p>
        </text:list-item>
      </text:list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7"><text:span text:style-name="T9">docker run -d -it --name appcontainer <text:s text:c="2"/>-v micontenedor:/app nginx:latest</text:span></text:p>
          </table:table-cell>
        </table:table-row>
      </table:table>
      <text:list xml:id="list123721995796590" text:continue-numbering="true" text:style-name="WWNum5">
        <text:list-item>
          <text:p text:style-name="P12"><text:span text:style-name="T13">Creamos un contenedor y asignamos un volumen Docker llamado “micontenedor”.</text:span></text:p>
        </text:list-item>
      </text:list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7"><text:span text:style-name="T9">docker volume create/ls/rm mivolumen</text:span></text:p>
          </table:table-cell>
        </table:table-row>
      </table:table>
      <text:list xml:id="list123723669451286" text:continue-numbering="true" text:style-name="WWNum5">
        <text:list-item>
          <text:p text:style-name="P12"><text:span text:style-name="T13">Permite crear, listar o eliminar volúmenes Docker.</text:span></text:p>
        </text:list-item>
      </text:list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7"><text:span text:style-name="T9">docker run -d -it --tmpfs /app nginx</text:span></text:p>
          </table:table-cell>
        </table:table-row>
      </table:table>
      <text:list xml:id="list123723128736606" text:continue-numbering="true" text:style-name="WWNum5">
        <text:list-item>
          <text:p text:style-name="P12"><text:span text:style-name="T13">Permite crear un contenedor y asociar un volumen “tmpfs”.</text:span></text:p>
        </text:list-item>
      </text:list>
      <text:p text:style-name="P19"/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7"><text:span text:style-name="T9">docker run --rm --volumes-from contenedor1 -v /home/sergi/backup:/backup ubuntu bash -c "cd /datos &amp;&amp; tar cvf /backup/copiaseguridad.tar ."</text:span></text:p>
          </table:table-cell>
        </table:table-row>
      </table:table>
      <text:list xml:id="list123723303731716" text:continue-numbering="true" text:style-name="WWNum5">
        <text:list-item>
          <text:p text:style-name="P12"><text:soft-page-break/><text:span text:style-name="T13">Permite realizar una copia de seguridad de un volumen asociado a “contenedor1” y que se monta en “/datos”. Dicha copia finalmente acabará en “/home/sergi/backup” de la máquina anfitrión.</text:span></text:p>
        </text:list-item>
      </text:list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8"><text:span text:style-name="T9">docker volume rm $(docker volume ls -q)</text:span></text:p>
          </table:table-cell>
        </table:table-row>
      </table:table>
      <text:list xml:id="list4232291681" text:style-name="WWNum4">
        <text:list-item>
          <text:p text:style-name="P13"><text:span text:style-name="T13">Permite eliminar todos los lúmenes de tu máquina.</text:span></text:p>
        </text:list-item>
      </text:list>
      <text:p text:style-name="P17"><draw:frame draw:style-name="fr1" draw:name="image4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básico de fichero “docker-compose.yml”</text:span></text:p>
      <text:p text:style-name="P16"><draw:rect text:anchor-type="as-char" style:rel-width="100%" draw:z-index="16" draw:style-name="gr1" draw:text-style-name="P22" svg:width="0.0012in" svg:height="0.0213in"><text:p/></draw:rect>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7"><text:span text:style-name="T11">version: </text:span><text:span text:style-name="T21">"3.9"</text:span><text:span text:style-name="T11"><text:line-break/>services:<text:line-break/> <text:s/>db:<text:line-break/><text:tab/>image: mysql:</text:span><text:span text:style-name="T20">5.7</text:span><text:span text:style-name="T11"><text:line-break/><text:tab/>volumes:<text:line-break/> <text:s text:c="4"/><text:tab/>- db_data:/var/lib/mysql<text:line-break/><text:tab/>environment:<text:line-break/> <text:s text:c="4"/><text:tab/> <text:s text:c="3"/>MYSQL_ROOT_PASSWORD: somewordpress<text:line-break/> <text:s text:c="4"/><text:tab/> <text:s text:c="3"/>MYSQL_DATABASE: wordpress<text:line-break/> <text:s text:c="4"/><text:tab/> <text:s text:c="3"/>MYSQL_USER: wordpress<text:line-break/> <text:s text:c="4"/><text:tab/> <text:s text:c="3"/>MYSQL_PASSWORD: wordpress<text:line-break/> <text:s/>wordpress:<text:line-break/><text:tab/>image: wordpress:latest<text:line-break/><text:tab/>ports:<text:line-break/> <text:s text:c="4"/><text:tab/>- </text:span><text:span text:style-name="T21">"8000:80"</text:span><text:span text:style-name="T11"><text:line-break/><text:tab/>environment:<text:line-break/> <text:s text:c="4"/><text:tab/> <text:s text:c="3"/>WORDPRESS_DB_HOST: db:</text:span><text:span text:style-name="T20">3306</text:span><text:span text:style-name="T11"><text:line-break/> <text:s text:c="4"/><text:tab/> <text:s text:c="3"/>WORDPRESS_DB_USER: wordpress<text:line-break/> <text:s text:c="4"/><text:tab/> <text:s text:c="3"/>WORDPRESS_DB_PASSWORD: wordpress<text:line-break/> <text:s text:c="4"/><text:tab/> <text:s text:c="3"/>WORDPRESS_DB_NAME: wordpress<text:line-break/>volumes:<text:line-break/> <text:s/>db_data:</text:span></text:p>
          </table:table-cell>
        </table:table-row>
      </table:table>
      <text:p text:style-name="P20"/>
      <text:p text:style-name="P17"><draw:frame draw:style-name="fr1" draw:name="Image1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Docker Compose”</text:span></text:p>
      <text:p text:style-name="P16"><draw:rect text:anchor-type="as-char" style:rel-width="100%" draw:z-index="17" draw:style-name="gr1" draw:text-style-name="P22" svg:width="0.0012in" svg:height="0.0213in"><text:p/></draw:rect></text:p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7"><text:span text:style-name="T9">docker-compose up -d</text:span></text:p>
          </table:table-cell>
        </table:table-row>
      </table:table>
      <text:list xml:id="list2501241376" text:style-name="WWNum3">
        <text:list-item>
          <text:p text:style-name="P14"><text:span text:style-name="T13">Inicia el sistema definido en “</text:span><text:span text:style-name="T15">docker-compose.yml</text:span><text:span text:style-name="T13">” en segundo plano. Genera y descarga imágenes requeridas.</text:span></text:p>
        </text:list-item>
      </text:list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7"><text:span text:style-name="T9">docker-compose down</text:span></text:p>
          </table:table-cell>
        </table:table-row>
      </table:table>
      <text:list xml:id="list123723831683676" text:continue-numbering="true" text:style-name="WWNum3">
        <text:list-item>
          <text:p text:style-name="P14"><text:span text:style-name="T13">Detiene y elimina los contenedores según la configuración de “</text:span><text:span text:style-name="T15">docker-compose.yml</text:span><text:span text:style-name="T13">”.</text:span></text:p>
        </text:list-item>
      </text:list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7"><text:span text:style-name="T9">docker-compose build/pull</text:span></text:p>
          </table:table-cell>
        </table:table-row>
      </table:table>
      <text:list xml:id="list123723715715289" text:continue-numbering="true" text:style-name="WWNum3">
        <text:list-item>
          <text:p text:style-name="P14"><text:span text:style-name="T13">Construye/descarga las imágenes de contenedores según la configuración de “</text:span><text:span text:style-name="T15">docker-compose.yml</text:span><text:span text:style-name="T13">”.</text:span></text:p>
        </text:list-item>
      </text:list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7"><text:span text:style-name="T9">docker-compose ps</text:span></text:p>
          </table:table-cell>
        </table:table-row>
      </table:table>
      <text:list xml:id="list123723656290386" text:continue-numbering="true" text:style-name="WWNum3">
        <text:list-item>
          <text:p text:style-name="P14"><text:span text:style-name="T13">Muestra información de los contenedores según la configuración de “</text:span><text:span text:style-name="T15">docker-compose.yml</text:span><text:span text:style-name="T13">”.</text:span></text:p>
        </text:list-item>
      </text:list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7"><text:span text:style-name="T9">docker-compose up -d --scale web=3</text:span></text:p>
          </table:table-cell>
        </table:table-row>
      </table:table>
      <text:list xml:id="list123722907973453" text:continue-numbering="true" text:style-name="WWNum3">
        <text:list-item>
          <text:p text:style-name="P14"><text:span text:style-name="T13">Similar a “</text:span><text:span text:style-name="T15">docker-compose up -d</text:span><text:span text:style-name="T13">” solo que además, el servicio definido como “web” en el fichero “</text:span><text:span text:style-name="T15">docker-compose.yml</text:span><text:span text:style-name="T13">” lo escala creando 3 copias y realizando balanceo automático si se realiza una petición al host llamado como el servicio “</text:span><text:span text:style-name="T15">web</text:span><text:span text:style-name="T13">”.</text:span></text:p>
        </text:list-item>
      </text:list>
      <text:p text:style-name="P17"><draw:frame draw:style-name="fr1" draw:name="image5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Kubernetes”</text:span></text:p>
      <text:p text:style-name="P16"><draw:rect text:anchor-type="as-char" style:rel-width="100%" draw:z-index="18" draw:style-name="gr1" draw:text-style-name="P22" svg:width="0.0012in" svg:height="0.0213in"><text:p/></draw:rect></text:p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7"><text:span text:style-name="T9">kubectl apply -f “fichero.yaml”</text:span></text:p>
          </table:table-cell>
        </table:table-row>
      </table:table>
      <text:list xml:id="list4145940308" text:style-name="WWNum6">
        <text:list-item>
          <text:p text:style-name="P15"><text:span text:style-name="T13">Aplica en Kubernetes la configuración especificada en “fichero.yaml”.</text:span></text:p>
        </text:list-item>
      </text:list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7"><text:span text:style-name="T9">kubectl create deployment midespliegue --image=sergarb1/flaskparakubernetes --port=5000 </text:span></text:p>
          </table:table-cell>
        </table:table-row>
      </table:table>
      <text:list xml:id="list123722388839436" text:continue-numbering="true" text:style-name="WWNum6">
        <text:list-item>
          <text:p text:style-name="P15"><text:span text:style-name="T13">Crea un despliegue basado en una imagen dada y en el puerto 5000.</text:span></text:p>
        </text:list-item>
      </text:list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7"><text:span text:style-name="T9">kubectl expose deployment midespliegue --type=LoadBalancer --name=midespliegue-http</text:span></text:p>
          </table:table-cell>
        </table:table-row>
      </table:table>
      <text:list xml:id="list123723176310864" text:continue-numbering="true" text:style-name="WWNum6">
        <text:list-item>
          <text:p text:style-name="P15"><text:span text:style-name="T13">Crea un servicio de tipo “LoadBalancer” exponeniendo “midespliegue”.</text:span></text:p>
        </text:list-item>
      </text:list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7"><text:span text:style-name="T9">kubectl get pods; kubectl get services; kubectl get deployments</text:span></text:p>
          </table:table-cell>
        </table:table-row>
      </table:table>
      <text:list xml:id="list123722183138188" text:continue-numbering="true" text:style-name="WWNum6">
        <text:list-item>
          <text:p text:style-name="P15"><text:span text:style-name="T13">Muestra información de pods, servicios o despliegues.</text:span></text:p>
        </text:list-item>
      </text:list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7"><text:span text:style-name="T9">kubectl scale deployment midespliegue --replicas=3</text:span></text:p>
          </table:table-cell>
        </table:table-row>
      </table:table>
      <text:list xml:id="list123722240931369" text:continue-numbering="true" text:style-name="WWNum6">
        <text:list-item>
          <text:p text:style-name="P15"><text:span text:style-name="T13">Escala horizontalmente un despliegue a 3 réplicas.</text:span></text:p>
        </text:list-item>
      </text:list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P7"><text:span text:style-name="T9">kubectl autoscale deployment midespliegue --min=5 --max=10</text:span></text:p>
          </table:table-cell>
        </table:table-row>
      </table:table>
      <text:list xml:id="list123722111798928" text:continue-numbering="true" text:style-name="WWNum6">
        <text:list-item>
          <text:p text:style-name="P15"><text:span text:style-name="T13">Configura autoescalado horizontal, aceptando entre 5 y 10 réplicas.</text:span></text:p>
        </text:list-item>
      </text:list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7"><text:span text:style-name="T9">kubectl delete pod/deployment/service/autoscale nombre</text:span></text:p>
          </table:table-cell>
        </table:table-row>
      </table:table>
      <text:list xml:id="list123723931159666" text:continue-numbering="true" text:style-name="WWNum6">
        <text:list-item>
          <text:p text:style-name="P15"><text:span text:style-name="T13">Permite eliminar un pod, despliegue, servicio o autoescalado.</text:span></text:p>
        </text:list-item>
      </text:list>
      <text:p text:style-name="P17"><draw:frame draw:style-name="fr1" draw:name="Image1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MniKube”</text:span></text:p>
      <text:p text:style-name="P16"><draw:rect text:anchor-type="as-char" style:rel-width="100%" draw:z-index="19" draw:style-name="gr1" draw:text-style-name="P22" svg:width="0.0012in" svg:height="0.0213in"><text:p/></draw:rect></text:p>
      <table:table table:name="Table55" table:style-name="Table55">
        <table:table-column table:style-name="Table55.A"/>
        <table:table-row table:style-name="Table55.1">
          <table:table-cell table:style-name="Table55.A1" office:value-type="string">
            <text:p text:style-name="P7"><text:span text:style-name="T9">minikube start</text:span></text:p>
          </table:table-cell>
        </table:table-row>
      </table:table>
      <text:list xml:id="list123723917818216" text:continue-numbering="true" text:style-name="WWNum6">
        <text:list-item>
          <text:p text:style-name="P15"><text:span text:style-name="T13">Inicia la máquina virtual que contiene MiniKube y pone el cluster Kubernetes en marcha</text:span></text:p>
        </text:list-item>
      </text:list>
      <table:table table:name="Table56" table:style-name="Table56">
        <table:table-column table:style-name="Table56.A"/>
        <table:table-row table:style-name="Table56.1">
          <table:table-cell table:style-name="Table56.A1" office:value-type="string">
            <text:p text:style-name="P7"><text:span text:style-name="T9">minikube service miservicio</text:span></text:p>
          </table:table-cell>
        </table:table-row>
      </table:table>
      <text:list xml:id="list123723372711343" text:continue-numbering="true" text:style-name="WWNum6">
        <text:list-item>
          <text:p text:style-name="P15"><text:span text:style-name="T13">Nos permite acceder a un servicio dentro de MiniKube desde la máquina local.</text:span></text:p>
        </text:list-item>
      </text:list>
      <table:table table:name="Table57" table:style-name="Table57">
        <table:table-column table:style-name="Table57.A"/>
        <table:table-row table:style-name="Table57.1">
          <table:table-cell table:style-name="Table57.A1" office:value-type="string">
            <text:p text:style-name="P7"><text:span text:style-name="T9">minikube tunnel</text:span></text:p>
          </table:table-cell>
        </table:table-row>
      </table:table>
      <text:list xml:id="list123723354927139" text:continue-numbering="true" text:style-name="WWNum6">
        <text:list-item>
          <text:p text:style-name="P15"><text:span text:style-name="T13">Mientras esté en ejecución, expone un servicio dentro de MiniKube a la máquina local</text:span></text:p>
        </text:list-item>
      </text:list>
      <text:p text:style-name="P19"/>
      <text:p text:style-name="P19"/>
      <text:p text:style-name="P19"/>
      <text:p text:style-name="P17"><draw:frame draw:style-name="fr1" draw:name="Image1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de fichero YAML despliegue/servicio/persistencia con Kubernetes </text:span></text:p>
      <text:p text:style-name="P16"><draw:rect text:anchor-type="as-char" style:rel-width="100%" draw:z-index="20" draw:style-name="gr1" draw:text-style-name="P22" svg:width="0.0012in" svg:height="0.0213in"><text:p/></draw:rect></text:p>
      <table:table table:name="Table58" table:style-name="Table58">
        <table:table-column table:style-name="Table58.A"/>
        <table:table-row table:style-name="Table58.1">
          <table:table-cell table:style-name="Table58.A1" office:value-type="string">
            <text:p text:style-name="P7"><text:span text:style-name="T19">#Definimos la información del servicio</text:span><text:span text:style-name="T11"><text:line-break/>apiVersion: </text:span><text:span text:style-name="T21">v1</text:span><text:span text:style-name="T11"><text:line-break/>kind: </text:span><text:span text:style-name="T21">Service</text:span><text:span text:style-name="T11"><text:line-break/>metadata:<text:line-break/> <text:s/>name: </text:span><text:span text:style-name="T21">wordpress</text:span><text:span text:style-name="T11"><text:line-break/> <text:s/>labels:<text:line-break/><text:tab/>app: </text:span><text:span text:style-name="T21">wordpress</text:span><text:span text:style-name="T11"><text:line-break/>spec:<text:line-break/> <text:s/>ports:<text:line-break/><text:tab/></text:span><text:span text:style-name="T19">#El servicio se expone en el puerto 80</text:span><text:span text:style-name="T11"><text:line-break/><text:tab/></text:span><text:span text:style-name="T22">-</text:span><text:span text:style-name="T11"> port: </text:span><text:span text:style-name="T20">80</text:span><text:span text:style-name="T11"><text:line-break/> <text:s/>selector:<text:line-break/><text:tab/>app: </text:span><text:span text:style-name="T21">wordpress</text:span><text:span text:style-name="T11"><text:line-break/><text:tab/>tier: </text:span><text:span text:style-name="T21">frontend</text:span><text:span text:style-name="T11"><text:line-break/> <text:s/></text:span><text:span text:style-name="T19">#Aplicamos balanceo de carga para facilitar su escalado horizontal</text:span><text:span text:style-name="T11"><text:line-break/> <text:s/>type: </text:span><text:span text:style-name="T21">LoadBalancer</text:span><text:span text:style-name="T11"><text:line-break/></text:span><text:span text:style-name="T23">---</text:span><text:span text:style-name="T11"><text:line-break/></text:span><text:span text:style-name="T19">#Definimos un volumen persistente</text:span><text:span text:style-name="T11"><text:line-break/>apiVersion: </text:span><text:span text:style-name="T21">v1</text:span><text:span text:style-name="T11"><text:line-break/>kind: </text:span><text:span text:style-name="T21">PersistentVolumeClaim</text:span><text:span text:style-name="T11"><text:line-break/>metadata:<text:line-break/> <text:s/>name: </text:span><text:span text:style-name="T21">wp-pv-claim</text:span><text:span text:style-name="T11"><text:line-break/> <text:s/>labels:<text:line-break/><text:tab/>app: </text:span><text:span text:style-name="T21">wordpress</text:span><text:span text:style-name="T11"><text:line-break/>spec:<text:line-break/> <text:s/></text:span><text:span text:style-name="T19">#Indica que solo puede ser montado para lectura/escritura por un nodo. Para el resto lectura.</text:span><text:span text:style-name="T11"><text:line-break/> <text:s/></text:span><text:span text:style-name="T19">#En este caso, se usa para modificar un fichero de configuración.</text:span><text:span text:style-name="T11"><text:line-break/> <text:s/>accessModes:<text:line-break/><text:tab/></text:span><text:span text:style-name="T22">-</text:span><text:span text:style-name="T11"> </text:span><text:span text:style-name="T21">ReadWriteOnce</text:span><text:span text:style-name="T11"><text:line-break/> <text:s/>resources:<text:line-break/><text:tab/>requests:<text:line-break/> <text:s/><text:tab/>storage: </text:span><text:span text:style-name="T20">20</text:span><text:span text:style-name="T21">Gi</text:span><text:span text:style-name="T11"><text:line-break/></text:span><text:span text:style-name="T23">---</text:span><text:span text:style-name="T11"><text:line-break/></text:span><text:span text:style-name="T19">#definimos el despliegue</text:span><text:span text:style-name="T11"><text:line-break/>apiVersion: </text:span><text:span text:style-name="T21">apps/v1</text:span><text:span text:style-name="T11"><text:line-break/>kind: </text:span><text:span text:style-name="T21">Deployment</text:span><text:span text:style-name="T11"><text:line-break/>metadata:<text:line-break/> <text:s/>name: </text:span><text:span text:style-name="T21">wordpress</text:span><text:span text:style-name="T11"><text:line-break/> <text:s/>labels:<text:line-break/><text:tab/>app: </text:span><text:span text:style-name="T21">wordpress</text:span><text:span text:style-name="T11"><text:line-break/>spec:<text:line-break/> <text:s/>selector:<text:line-break/><text:tab/>matchLabels:<text:line-break/> <text:s/><text:tab/>app: </text:span><text:span text:style-name="T21">wordpress</text:span><text:span text:style-name="T11"><text:line-break/> <text:s/><text:tab/>tier: </text:span><text:span text:style-name="T21">frontend</text:span><text:span text:style-name="T11"><text:line-break/> <text:s/>strategy:<text:line-break/><text:tab/>type: </text:span><text:span text:style-name="T21">Recreate</text:span><text:span text:style-name="T11"><text:line-break/> <text:s/>template:<text:line-break/><text:tab/>metadata:<text:line-break/> <text:s/><text:tab/>labels:<text:line-break/> <text:s text:c="3"/><text:tab/>app: </text:span><text:span text:style-name="T21">wordpress</text:span><text:span text:style-name="T11"><text:line-break/> <text:s text:c="3"/><text:tab/>tier: </text:span><text:span text:style-name="T21">frontend</text:span><text:span text:style-name="T11"><text:line-break/><text:tab/>spec:<text:line-break/> <text:s/><text:tab/></text:span><text:span text:style-name="T19">#Imagen</text:span><text:span text:style-name="T11"><text:line-break/> <text:s/><text:tab/>containers:<text:line-break/> <text:s/><text:tab/></text:span><text:span text:style-name="T22">-</text:span><text:span text:style-name="T11"> image: wordpress:4.8-apache<text:line-break/> <text:s text:c="3"/><text:tab/>name: </text:span><text:span text:style-name="T21">wordpress</text:span><text:span text:style-name="T11"><text:line-break/> <text:s text:c="3"/><text:tab/></text:span><text:span text:style-name="T19">#Indicamos variables de entorno</text:span><text:span text:style-name="T11"><text:line-break/> <text:s text:c="3"/><text:tab/>env:<text:line-break/> <text:s text:c="3"/><text:tab/></text:span><text:span text:style-name="T22">-</text:span><text:span text:style-name="T11"> name: </text:span><text:span text:style-name="T21">WORDPRESS_DB_HOST</text:span><text:span text:style-name="T11"><text:line-break/> <text:s text:c="5"/><text:tab/>value: </text:span><text:span text:style-name="T21">wordpress-mysql</text:span><text:span text:style-name="T11"><text:line-break/> <text:s text:c="3"/><text:tab/></text:span><text:span text:style-name="T22">-</text:span><text:span text:style-name="T11"> name: </text:span><text:span text:style-name="T21">WORDPRESS_DB_PASSWORD</text:span><text:span text:style-name="T11"><text:line-break/> <text:s text:c="5"/><text:tab/>value: </text:span><text:span text:style-name="T21">CEFIREdocker</text:span><text:span text:style-name="T11"><text:line-break/> <text:s text:c="3"/><text:tab/>ports:<text:line-break/> <text:s text:c="3"/><text:tab/></text:span><text:span text:style-name="T22">-</text:span><text:span text:style-name="T11"> containerPort: </text:span><text:span text:style-name="T20">80</text:span><text:span text:style-name="T11"><text:line-break/> <text:s text:c="5"/><text:tab/>name: </text:span><text:span text:style-name="T21">wordpress</text:span><text:span text:style-name="T11"><text:line-break/> <text:s text:c="3"/><text:tab/>volumeMounts:<text:line-break/> <text:s text:c="3"/><text:tab/></text:span><text:span text:style-name="T22">-</text:span><text:span text:style-name="T11"> name: </text:span><text:span text:style-name="T21">wordpress-persistent-storage</text:span><text:span text:style-name="T11"><text:line-break/> <text:s text:c="5"/><text:tab/>mountPath: </text:span><text:span text:style-name="T21">/var/www/html</text:span><text:span text:style-name="T11"><text:line-break/> <text:s/><text:tab/>volumes:<text:line-break/> <text:s/><text:tab/></text:span><text:span text:style-name="T22">-</text:span><text:span text:style-name="T11"> name: </text:span><text:span text:style-name="T21">wordpress-persistent-storage</text:span><text:span text:style-name="T11"><text:line-break/> <text:s text:c="3"/><text:tab/>persistentVolumeClaim:<text:line-break/> <text:s text:c="5"/><text:tab/>claimName: </text:span><text:span text:style-name="T21">wp-pv-claim</text:span></text:p>
          </table:table-cell>
        </table:table-row>
      </table:table>
      <text:p text:style-name="P1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.png" text:anchor-type="as-char" svg:width="0.7866in" svg:height="0.6701in" draw:z-index="23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2.png" text:anchor-type="char" svg:x="6.4898in" svg:y="0.3228in" svg:width="1.0091in" svg:height="0.3535in" draw:z-index="2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8" meta:image-count="20" meta:object-count="0" meta:page-count="3" meta:paragraph-count="151" meta:word-count="1437" meta:character-count="10416" meta:non-whitespace-character-count="8883"/>
    <meta:generator>LibreOfficeDev/6.0.5.2$Linux_X86_64 LibreOffice_project/</meta:generator>
  </office:meta>
</office:document-meta>
</file>